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23:32:54.171700830</meta:creation-date>
    <dc:date>2019-10-27T23:33:32.702564686</dc:date>
    <meta:editing-duration>PT40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2.8.2$Linux_X86_64 LibreOffice_project/20$Build-2</meta:generator>
  </office:meta>
</office:document-meta>
</file>